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12a102" officeooo:paragraph-rsid="0012a102"/>
    </style:style>
    <style:style style:name="P2" style:family="paragraph" style:parent-style-name="Heading_20_2">
      <style:text-properties officeooo:rsid="00131924" officeooo:paragraph-rsid="00131924"/>
    </style:style>
    <style:style style:name="P3" style:family="paragraph" style:parent-style-name="Text_20_body">
      <style:text-properties officeooo:rsid="0012a102" officeooo:paragraph-rsid="0012a102"/>
    </style:style>
    <style:style style:name="P4" style:family="paragraph" style:parent-style-name="Text_20_body">
      <style:text-properties officeooo:rsid="00131924" officeooo:paragraph-rsid="00131924"/>
    </style:style>
    <style:style style:name="P5" style:family="paragraph" style:parent-style-name="Text_20_body">
      <style:text-properties officeooo:rsid="0014629d" officeooo:paragraph-rsid="001462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 style:text-line-through-type="none" fo:font-weight="normal" style:font-weight-asian="normal" style:font-weight-complex="normal"/>
    </style:style>
    <style:style style:name="T4" style:family="text">
      <style:text-properties officeooo:rsid="001662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ohaterowie</text:h>
      <text:p text:style-name="P3">Reszta graczy wcieli się w głównych bohaterów opowieści, co można porównać do bohaterów komiksu lub serialu animowanego. Jako gracz, tworzysz swojego bohatera w oparciu o zasady gry i z pomocą MG. Istnieje parę lementów składowych superbohatera, omówionych w odpowiednich częściach dokumentu bardziej szczegołowo, a tutaj jedynie wylistowanych skrótowo.</text:p>
      <text:h text:style-name="P1" text:outline-level="2">Atrybuty</text:h>
      <text:p text:style-name="P3">Wszyscy bohaterowie gry i wszyscy superzłoczyńcy, a także każda osoba mijana na ulicy posiada 8 uniwersalnych <text:span text:style-name="T1">atrybutów</text:span><text:span text:style-name="T2">. Mówią one jak silna, bystra i śiadoma otoczenia jest postać (a także znacznie więcej). Te atrybuty to: Siła, Kondycja, Zwinność, Zręczność, Walka, Inteligencja, Świadomość i Prezencja. W szczegołach omówiono je w sekcji Atrybuty.</text:span></text:p>
      <text:p text:style-name="P3"><text:span text:style-name="T2">Każdy atrybut ma wartość od -</text:span><text:span text:style-name="T3">5 do 20, co określa jego efektywność. Ranga 2 jest całkiem-całkiem powyżej przeciętnej. 5 jest naprawdę wyjątkowa, a 7 powyżej możliwości znacznej większości „normalnych” ludzi. Powyżej tej wartości mamy do czynienia z superludźmi, a ranga 20 to kosmiczny poziom poza śmiertelnikami (i większością herosów). Atrybuty mogą mieć negatywne wartości, ale nie mniejsze niż -5.</text:span></text:p>
      <text:p text:style-name="P3"><text:span text:style-name="T3">Po więcej o Atrybutach, patrz dedykowany plik.</text:span></text:p>
      <text:h text:style-name="Heading_20_2" text:outline-level="2">Umiejętności</text:h>
      <text:p text:style-name="P3">Atrybuty opisują czysty potencjał postaci i jej ogólne predyspozycje. Umiejętności są skupieniem i treningiem na konkretnych zastosowaniach atrybutów. Dla przykładu, Zwinność określa jak szybki i zwinny jest bohater, ale to umiejętność Akrobatyka skupia sięna konkretnych wyczynach gimanstycznych. Pomyśl o atrybutach jak zapewniających pewne podstawy, na których stawia się umiejętności.</text:p>
      <text:p text:style-name="P3">Postać posiada trening w danej umiejętności, jeśli ma choćby rangę w tej umiejętności. Postać niewytrenowana w danej umiejętności nie ma rangi – tylko podstawowe predyspozycje wpływająna rzut. Wytrenowane postaci posiadają rangę w umiejętności, którą się dodaje do atrybuty, gdy wykonuje się rzut. W poprzednim przykładzie mieliśmy Akrobatykę, która stosuje się przy wykonywaniu testów gimnastycznych. Jeśli bohater ma Zwinność na 6 i jest wyszkolony w Akrobatyce (7 rang), to wtedy jego bonus do wykonywania akrokacji wynosi +13 (6 + 7). Co oczywiste, trening czyni postaci bardziej efektywnymi, często znacznie bardziej.</text:p>
      <text:p text:style-name="P3">Po więcej szczegółów o Umiejętnościach, patrz odpowiedni plik.</text:p>
      <text:h text:style-name="Heading_20_2" text:outline-level="2">Atuty</text:h>
      <text:p text:style-name="P3">Pomiędzy umiejętnościami a mocami, atuty to pomniejsze korzyści, które pozwalają postaciom czynić rzeczy, których inni nie mogą. Mogą to być specjalne manewry w walce, zasoby finansowe, kontakty itp.</text:p>
      <text:p text:style-name="P3">Wiele atutów nie ma rangi (lub też raczej: mają tylko jedną) – postać albo ma dany atut, albo go nie ma. Inne atuty mają ranki, jak atrybuty i umiejętności, w których mierzy się ich efektywność. </text:p>
      <text:p text:style-name="P3">Po więcej szczegółów o Atutach, patrz odpowiedni plik.</text:p>
      <text:h text:style-name="Heading_20_2" text:outline-level="2"><text:soft-page-break/>Moce</text:h>
      <text:p text:style-name="P4">Moce to specjalne zdolności, wykraczające poza możliwości zwykłych ludzi. Są podobne do atutów, ale znacznie bardziej potężne. Tam, gdzie atut daje postaci niewielką przewagę, moce dają jej prawdziwie nadludzkie możliwości.</text:p>
      <text:p text:style-name="P4">Te cechy mechaniczne bazują na efaktach, które opisują co moc robi w grze. Moc może mieć jeden efekt lub kilka i może posiadać roznorodne modyfikatory, customizując ją tak, by otrzymaćdokładnie to, czego potrzebujemy.</text:p>
      <text:p text:style-name="P4">Efekty mocy mają rangi jak atrybuty, od 1 do 20 (czasami więcej). W przeciwieństwie do atrybutów, moce nie mają rang mniejszych od 1 (gdyż zwykły człowiek w ogóle ich nie posiada).</text:p>
      <text:p text:style-name="P4">Niektórem oce wymagajarzutu kością, a inne działają automatycznie.</text:p>
      <text:p text:style-name="P4">Po pełen opis roznych efektów mocy, patrz plik Moce.</text:p>
      <text:h text:style-name="P2" text:outline-level="2">Komplikacje</text:h>
      <text:p text:style-name="P4">W końcu, bohaterowie często posiadają komplikacje, które muszą przezwyciężyć. Jest to częścią tego, co czyni daną osobę bohaterem. Komplikacje to wszystko pomiędzy fizycznymi niepełnosprawnościami, osobistymi kłopotami a szczególnymi słabościami. To gracz wybiera komplikacje dla swojej postaci, definiującp ewne wyzwania, którym będzie on musiał sięprzeciwstawić w grze. Proces radzenia sobie z komplikacjami czyni bohatera bardziej heroicznym, o czym dalej mowa w zasadach.</text:p>
      <text:p text:style-name="P4">Patrz Sekretne Początki po więcej o komplikachach.</text:p>
      <text:h text:style-name="Heading_20_2" text:outline-level="2">Gameplay</text:h>
      <text:p text:style-name="P5">Sesja tej grzy przypomina jeden numer komiksu lub odcinek serialu animowanego. GM i gracze razem opowiadająhistorię poprzez grę. Sesja może trwać kilka godzin, lub dłużej. Pewne przygody można ukończyć w ciągu pojedynczej sesji, a inne mogą wymagać ich wielu – zupełnie, jak pewne historie są opowiadane w jednym numerze komiksu lub w kilku. Epizodyczna natura gry sprawia, że gracze wybierają kiedy zakończyć grę – można zacząć od tego miejsca na następnym spotkaniu z przyjaciółmi. </text:p>
      <text:p text:style-name="P5">Podobnie jak komiks, gra składa się z połączonych scen. Pewne sceny są bardzo proste i luźne, w których bohaterowie wchodzą w interakcję ze sobą nawzajem i z bohaterami drugiego planu. W tyhc przypadkach MG ogólnie prosi graczy o opisanie, co robią ich postacie i przesyła im informacje zwrotne o innych postaciach. Można pobawić się w improwizowane aktorstwo, gdzie każdy wciela się w rolę swojej postaci. <text:span text:style-name="T4">Kiedy zaczyna się właściwa akcja, np.: klęska żywiołowa lub walka ze złoczyńcami, dokładny czas i kolejność stają się ważniejsze i liczymy je wtedy w turach akcji. Wtedy gracze muszę wykonać rzuty, by określić, jak dobrze (lub źle) idzie ich herosom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02:36:16.351000000</dc:date>
    <meta:editing-duration>PT26M24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6" meta:word-count="742" meta:character-count="5132" meta:non-whitespace-character-count="4410"/>
  </office:meta>
</office:document-meta>
</file>